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4.098cm" table:align="right" style:writing-mode="lr-tb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65cm" fo:margin-left="-0.132cm" table:align="left" style:writing-mode="lr-tb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center" style:justify-single-word="false"/>
      <style:text-properties fo:language="es" fo:country="MX" officeooo:rsid="00238fd7" officeooo:paragraph-rsid="00238fd7"/>
    </style:style>
    <style:style style:name="P4" style:family="paragraph" style:parent-style-name="Standard">
      <style:paragraph-properties fo:text-align="end" style:justify-single-word="false"/>
      <style:text-properties fo:language="es" fo:country="MX" officeooo:rsid="00238fd7" officeooo:paragraph-rsid="00238fd7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MX"/>
    </style:style>
    <style:style style:name="P6" style:family="paragraph" style:parent-style-name="Standard">
      <style:paragraph-properties fo:text-align="justify" style:justify-single-word="false"/>
      <style:text-properties style:font-name="Arial" fo:language="es" fo:country="MX" officeooo:rsid="00238fd7" officeooo:paragraph-rsid="00238fd7"/>
    </style:style>
    <style:style style:name="P7" style:family="paragraph" style:parent-style-name="Standard" style:list-style-name="WW8Num6">
      <style:text-properties officeooo:paragraph-rsid="00238fd7"/>
    </style:style>
    <style:style style:name="P8" style:family="paragraph" style:parent-style-name="Standard" style:list-style-name="WW8Num6">
      <style:paragraph-properties fo:text-align="justify" style:justify-single-word="false"/>
      <style:text-properties style:font-name="Arial" fo:language="es" fo:country="MX" officeooo:rsid="0021c11e" officeooo:paragraph-rsid="0021c11e"/>
    </style:style>
    <style:style style:name="P9" style:family="paragraph" style:parent-style-name="Standard" style:list-style-name="WW8Num5">
      <style:text-properties style:font-name="Arial" officeooo:rsid="00238fd7" officeooo:paragraph-rsid="00238fd7"/>
    </style:style>
    <style:style style:name="P10" style:family="paragraph" style:parent-style-name="Standard" style:master-page-name="Standard">
      <style:paragraph-properties fo:margin-top="0cm" fo:margin-bottom="0.423cm" loext:contextual-spacing="false" fo:text-align="center" style:justify-single-word="false" style:page-number="auto"/>
      <style:text-properties fo:language="es" fo:country="MX"/>
    </style:style>
    <style:style style:name="P11" style:family="paragraph" style:parent-style-name="Predeterminado" style:list-style-name="WW8Num6">
      <style:paragraph-properties fo:text-align="justify" style:justify-single-word="false"/>
      <style:text-properties officeooo:paragraph-rsid="00238fd7"/>
    </style:style>
    <style:style style:name="T1" style:family="text">
      <style:text-properties officeooo:rsid="001fb73c"/>
    </style:style>
    <style:style style:name="T2" style:family="text">
      <style:text-properties officeooo:rsid="0020e506"/>
    </style:style>
    <style:style style:name="T3" style:family="text">
      <style:text-properties officeooo:rsid="0021c11e"/>
    </style:style>
    <style:style style:name="T4" style:family="text">
      <style:text-properties fo:color="#000000" style:font-name="Arial" fo:font-size="12pt" style:text-underline-style="none" style:font-size-asian="12pt" style:font-size-complex="12pt"/>
    </style:style>
    <style:style style:name="T5" style:family="text">
      <style:text-properties fo:color="#000000" style:font-name="Arial" fo:font-size="12pt" fo:language="es" fo:country="MX" style:text-underline-style="none" officeooo:rsid="0022d10b" style:font-size-asian="12pt" style:font-size-complex="12pt"/>
    </style:style>
    <style:style style:name="T6" style:family="text">
      <style:text-properties fo:color="#000000" style:font-name="Arial" fo:font-size="12pt" fo:language="es" fo:country="MX" style:text-underline-style="none" officeooo:rsid="00238fd7" style:font-size-asian="12pt" style:font-size-complex="12pt"/>
    </style:style>
    <style:style style:name="T7" style:family="text">
      <style:text-properties officeooo:rsid="00238fd7"/>
    </style:style>
    <style:style style:name="T8" style:family="text">
      <style:text-properties officeooo:rsid="0023a8f4"/>
    </style:style>
    <style:style style:name="T9" style:family="text">
      <style:text-properties officeooo:rsid="0025a1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3">19</text:span>-<text:span text:style-name="T2">sep</text:span>-14</text:p>
          </table:table-cell>
        </table:table-row>
        <table:table-row table:style-name="Tabla1.1">
          <table:table-cell table:style-name="Tabla1.A1" office:value-type="string">
            <text:p text:style-name="P2">HORA: </text:p>
          </table:table-cell>
          <table:table-cell table:style-name="Tabla1.B1" office:value-type="string">
            <text:p text:style-name="P2"><text:span text:style-name="T7">6</text:span>:00</text:p>
          </table:table-cell>
        </table:table-row>
        <table:table-row table:style-name="Tabla1.1"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4">Chat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Puntos a tratar:</text:p>
          </table:table-cell>
          <table:table-cell table:style-name="Tabla2.B1" office:value-type="string">
            <text:list xml:id="list5619793929721047877" text:style-name="WW8Num6">
              <text:list-item>
                <text:p text:style-name="P8"><text:span text:style-name="T7">Avance de </text:span>Plan del proyecto</text:p>
              </text:list-item>
              <text:list-item>
                <text:p text:style-name="P7"><text:span text:style-name="Index_20_Link"><text:span text:style-name="T6">Avance de </text:span></text:span><text:span text:style-name="Index_20_Link"><text:span text:style-name="T4">Diagrama de contexto</text:span></text:span><text:span text:style-name="T4"> </text:span></text:p>
              </text:list-item>
              <text:list-item>
                <text:p text:style-name="P11"><text:span text:style-name="Index_20_Link"><text:span text:style-name="T6">Avance de </text:span></text:span><text:span text:style-name="Index_20_Link"><text:span text:style-name="T5">Declaración de propósitos </text:span></text:span>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5">Acuerdos:</text:p>
          </table:table-cell>
          <table:table-cell table:style-name="Tabla2.B1" office:value-type="string">
            <text:list xml:id="list5947336765194175669" text:style-name="WW8Num5">
              <text:list-item>
                <text:p text:style-name="P9">Establecer comunicación el próximo <text:span text:style-name="T9">martes</text:span> 2<text:span text:style-name="T9">3</text:span> de septiembre para elegir las actividades que realizara cada integrante del equipo y revisar las actividades establecidas en la planeacion así como las fechas de entregas de cada una de ellas para ver si vamos en tiempo y forma o si es necesario agregar nuevas actividades o renegociar fechas. 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5">Observaciones</text:p>
          </table:table-cell>
          <table:table-cell table:style-name="Tabla2.B1" office:value-type="string">
            <text:p text:style-name="P6">El plan de proyecto esta terminido en su totalida<text:span text:style-name="T8">d</text:span>, esto cumple con su fecha de entrega por lo cual no nos genera retraso.</text:p>
            <text:p text:style-name="P6">El diagrama de contexto esta terminado</text:p>
            <text:p text:style-name="P6">La declaración de propósitos esta terminada</text:p>
            <text:p text:style-name="P6">Las actividades que se establecieron para esta semana fueron entregadas oportunamente en tiempo y fecha, esto nos ayuda no tener retrasos y poder seguir avanzando en la realización del proyecto.</text:p>
            <text:p text:style-name="P6">Los responsables de realizar cada actividad estan mencionados en la minuta anterior (CuartaMinuta) por lo cual ya no se mencionan en esta.</text:p>
          </table:table-cell>
        </table:table-row>
        <table:table-row table:style-name="Tabla2.1">
          <table:table-cell table:style-name="Tabla2.A1" office:value-type="string">
            <text:p text:style-name="P5">Asistentes:</text:p>
          </table:table-cell>
          <table:table-cell table:style-name="Tabla2.B1" office:value-type="string">
            <text:p text:style-name="P5">Cristian, Carlos, <text:span text:style-name="T1">Pedro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MX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determinad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style:font-name="Calibri1" fo:font-family="Calibri" style:font-family-generic="roman" style:font-pitch="variable" style:font-name-asian="Droid Sans" style:font-family-asian="'Droid Sans'" style:font-family-generic-asian="system" style:font-pitch-asian="variable" style:language-asian="en" style:country-asian="US"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e Reunión sobre: Avances de Investigación</dc:title>
    <meta:initial-creator>CISCO</meta:initial-creator>
    <meta:creation-date>2014-08-29T15:39:00</meta:creation-date>
    <dc:date>2014-09-22T17:11:44.732890243</dc:date>
    <meta:print-date>2010-08-25T21:39:00</meta:print-date>
    <meta:editing-cycles>11</meta:editing-cycles>
    <meta:editing-duration>PT24M47S</meta:editing-duration>
    <meta:generator>LibreOffice/4.3.1.2$Linux_x86 LibreOffice_project/430m0$Build-2</meta:generator>
    <meta:document-statistic meta:table-count="2" meta:image-count="0" meta:object-count="0" meta:page-count="1" meta:paragraph-count="24" meta:word-count="196" meta:character-count="1250" meta:non-whitespace-character-count="1078"/>
  </office:meta>
</office:document-meta>
</file>